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1110000007287D44FD0D907E3CF.png" manifest:media-type="image/png"/>
  <manifest:file-entry manifest:full-path="Pictures/10000A7300001C3600000BC99B415713F5F083FD.svg" manifest:media-type="image/svg+xml"/>
  <manifest:file-entry manifest:full-path="Pictures/100007D900004AEE00003A166A8CDB57205F6C8B.svg" manifest:media-type="image/svg+xml"/>
  <manifest:file-entry manifest:full-path="Pictures/100002010000010C0000012CF656490C9330EB90.png" manifest:media-type="image/png"/>
  <manifest:file-entry manifest:full-path="Pictures/1000304F00003B2B0000416E491E5E7A20EBFF3C.svg" manifest:media-type="image/svg+xml"/>
  <manifest:file-entry manifest:full-path="Pictures/10000201000002D5000002325DD6CC78B80A7DBC.png" manifest:media-type="image/png"/>
  <manifest:file-entry manifest:full-path="Pictures/100002010000023D00000279213ABA76730DC7EF.png" manifest:media-type="image/png"/>
  <manifest:file-entry manifest:full-path="Pictures/10000201000000C0000000C0A9EFA6E5E62A75A3.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Lohit Devanagari" svg:font-family="'Lohit Devanagari'" style:font-family-generic="system" style:font-pitch="variable"/>
    <style:font-face style:name="Roboto" svg:font-family="Roboto" style:font-family-generic="system" style:font-pitch="variable"/>
    <style:font-face style:name="Source Han Sans CN Regular" svg:font-family="'Source Han Sans CN Regular'" style:font-family-generic="system" style:font-pitch="variable"/>
  </office:font-face-decls>
  <office:automatic-styles>
    <style:style style:name="dp1" style:family="drawing-page"/>
    <style:style style:name="gr1" style:family="graphic" style:parent-style-name="standard">
      <style:graphic-properties svg:stroke-color="#000000" draw:fill-color="#006699" draw:textarea-horizontal-align="justify" draw:textarea-vertical-align="middle" draw:auto-grow-height="false" fo:min-height="3.25cm" fo:min-width="23cm"/>
    </style:style>
    <style:style style:name="gr2" style:family="graphic" style:parent-style-name="standard">
      <style:graphic-properties draw:stroke="none" svg:stroke-color="#000000" draw:fill="none" draw:fill-color="#ffffff" fo:min-height="1.25cm"/>
    </style:style>
    <style:style style:name="gr3" style:family="graphic" style:parent-style-name="standard">
      <style:graphic-properties svg:stroke-color="#000000" draw:fill-color="#ff9900" draw:textarea-horizontal-align="justify" draw:textarea-vertical-align="middle" draw:auto-grow-height="false" fo:min-height="3.75cm" fo:min-width="23cm"/>
    </style:style>
    <style:style style:name="gr4" style:family="graphic" style:parent-style-name="standard">
      <style:graphic-properties svg:stroke-color="#000000" draw:fill-color="#cccccc" draw:textarea-horizontal-align="justify" draw:textarea-vertical-align="middle" draw:auto-grow-height="false" fo:min-height="1.796cm" fo:min-width="2.816cm"/>
    </style:style>
    <style:style style:name="gr5" style:family="graphic" style:parent-style-name="standard">
      <style:graphic-properties svg:stroke-color="#000000" draw:fill-color="#007826" draw:textarea-horizontal-align="justify" draw:textarea-vertical-align="middle" draw:auto-grow-height="false" fo:min-height="2.35cm" fo:min-width="23cm"/>
    </style:style>
    <style:style style:name="gr6" style:family="graphic" style:parent-style-name="standard">
      <style:graphic-properties svg:stroke-color="#000000" draw:textarea-horizontal-align="justify" draw:textarea-vertical-align="middle" draw:auto-grow-height="false" fo:min-height="1.75cm" fo:min-width="23cm"/>
    </style:style>
    <style:style style:name="gr7" style:family="graphic" style:parent-style-name="standard">
      <style:graphic-properties svg:stroke-color="#000000" draw:fill-color="#7e0021" draw:textarea-horizontal-align="justify" draw:textarea-vertical-align="middle" draw:auto-grow-height="false" fo:min-height="4.35cm" fo:min-width="23cm"/>
    </style:style>
    <style:style style:name="gr8" style:family="graphic" style:parent-style-name="standard">
      <style:graphic-properties svg:stroke-color="#000000" draw:fill-color="#cccccc" draw:textarea-horizontal-align="justify" draw:textarea-vertical-align="middle" draw:auto-grow-height="false" fo:min-height="1.02cm" fo:min-width="1.9cm"/>
    </style:style>
    <style:style style:name="gr9" style:family="graphic" style:parent-style-name="standard" style:list-style-name="L1">
      <style:graphic-properties svg:stroke-color="#000000" draw:fill-color="#cccccc" draw:textarea-horizontal-align="justify" draw:textarea-vertical-align="middle" draw:auto-grow-height="false" fo:min-height="2.151cm" fo:min-width="2.244cm" fo:wrap-option="no-wrap"/>
    </style:style>
    <style:style style:name="gr10" style:family="graphic" style:parent-style-name="standard" style:list-style-name="L1">
      <style:graphic-properties svg:stroke-color="#000000" draw:fill-color="#cccccc" draw:textarea-horizontal-align="justify" draw:textarea-vertical-align="middle" draw:auto-grow-height="false" fo:min-height="1.07cm" fo:min-width="3.601cm"/>
    </style:style>
    <style:style style:name="gr11" style:family="graphic" style:parent-style-name="standard">
      <style:graphic-properties svg:stroke-color="#000000" draw:fill-color="#cccccc" draw:textarea-horizontal-align="justify" draw:textarea-vertical-align="middle" draw:auto-grow-height="false" fo:min-height="0.88cm" fo:min-width="1.618cm"/>
    </style:style>
    <style:style style:name="gr12" style:family="graphic" style:parent-style-name="standard">
      <style:graphic-properties svg:stroke-color="#000000" draw:fill-color="#cccccc" draw:textarea-horizontal-align="justify" draw:textarea-vertical-align="middle" draw:auto-grow-height="false" fo:min-height="1.02cm" fo:min-width="4.862cm"/>
    </style:style>
    <style:style style:name="gr13" style:family="graphic" style:parent-style-name="objectwithoutfill">
      <style:graphic-properties draw:marker-end="Arrow" draw:marker-end-width="0.3cm" draw:fill="none" draw:textarea-vertical-align="middle"/>
    </style:style>
    <style:style style:name="gr14" style:family="graphic" style:parent-style-name="objectwithoutfill">
      <style:graphic-properties draw:marker-start="Arrow" draw:marker-start-width="0.3cm" draw:marker-end="Arrow" draw:marker-end-width="0.3cm" draw:fill="none" draw:textarea-vertical-align="middle"/>
    </style:style>
    <style:style style:name="gr15" style:family="graphic" style:parent-style-name="standard">
      <style:graphic-properties svg:stroke-color="#000000" draw:fill-color="#cccccc" draw:textarea-horizontal-align="justify" draw:textarea-vertical-align="middle" draw:auto-grow-height="false" fo:min-height="1.444cm" fo:min-width="2.816cm"/>
    </style:style>
    <style:style style:name="gr16" style:family="graphic" style:parent-style-name="Objektas_20_be_20_užpildo_20_ir_20_kraštinių">
      <style:graphic-properties draw:stroke="none" draw:fill="none" draw:textarea-vertical-align="middle" draw:color-mode="standard" draw:luminance="0%" draw:contrast="0%" draw:gamma="100%" draw:red="0%" draw:green="0%" draw:blue="0%" fo:clip="rect(0cm, 0cm, 0cm, 0cm)" draw:image-opacity="100%" style:mirror="none"/>
    </style:style>
    <style:style style:name="gr17" style:family="graphic" style:parent-style-name="standard">
      <style:graphic-properties svg:stroke-color="#000000" draw:fill-color="#cccccc" draw:textarea-horizontal-align="justify" draw:textarea-vertical-align="middle" draw:auto-grow-height="false" fo:min-height="1.726cm" fo:min-width="1.758cm"/>
    </style:style>
    <style:style style:name="gr18" style:family="graphic" style:parent-style-name="standard">
      <style:graphic-properties svg:stroke-color="#000000" draw:fill-color="#cccccc" draw:textarea-horizontal-align="justify" draw:textarea-vertical-align="middle" draw:auto-grow-height="false" fo:min-height="1.797cm" fo:min-width="2.464cm"/>
    </style:style>
    <style:style style:name="gr19"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20" style:family="graphic" style:parent-style-name="standard">
      <style:graphic-properties svg:stroke-color="#000000" draw:fill-color="#cccccc" draw:textarea-horizontal-align="justify" draw:textarea-vertical-align="middle" draw:auto-grow-height="false" fo:min-height="0.882cm" fo:min-width="1.618cm"/>
    </style:style>
    <style:style style:name="gr21" style:family="graphic" style:parent-style-name="standard">
      <style:graphic-properties svg:stroke-color="#000000" draw:fill-color="#cccccc" draw:textarea-horizontal-align="justify" draw:textarea-vertical-align="middle" draw:auto-grow-height="false" fo:min-height="2.29cm" fo:min-width="2.392cm"/>
    </style:style>
    <style:style style:name="gr22" style:family="graphic" style:parent-style-name="standard">
      <style:graphic-properties draw:stroke="none" svg:stroke-width="0.005cm" draw:stroke-linejoin="miter" draw:fill="solid" draw:fill-color="#000000"/>
    </style:style>
    <style:style style:name="gr23" style:family="graphic" style:parent-style-name="standard">
      <style:graphic-properties draw:stroke="none" svg:stroke-width="0.005cm" draw:stroke-linejoin="miter" draw:fill="solid" draw:fill-color="#f25923"/>
    </style:style>
    <style:style style:name="gr24" style:family="graphic" style:parent-style-name="standard">
      <style:graphic-properties draw:stroke="none" svg:stroke-width="0.005cm" draw:stroke-linejoin="miter" draw:fill="solid" draw:fill-color="#e33426"/>
    </style:style>
    <style:style style:name="gr25" style:family="graphic" style:parent-style-name="standard">
      <style:graphic-properties draw:stroke="none" svg:stroke-width="0.005cm" draw:stroke-linejoin="miter" draw:fill="solid" draw:fill-color="#f79918"/>
    </style:style>
    <style:style style:name="P1" style:family="paragraph">
      <style:paragraph-properties fo:text-align="start"/>
    </style:style>
    <style:style style:name="P2" style:family="paragraph">
      <loext:graphic-properties draw:fill-color="#006699"/>
      <style:paragraph-properties fo:text-align="start"/>
    </style:style>
    <style:style style:name="P3" style:family="paragraph">
      <style:paragraph-properties fo:text-align="center"/>
    </style:style>
    <style:style style:name="P4" style:family="paragraph">
      <loext:graphic-properties draw:fill="none" draw:fill-color="#ffffff"/>
      <style:paragraph-properties fo:text-align="center"/>
      <style:text-properties fo:font-size="28pt" style:font-size-asian="28pt" style:font-size-complex="28pt"/>
    </style:style>
    <style:style style:name="P5" style:family="paragraph">
      <loext:graphic-properties draw:fill-color="#ff9900"/>
      <style:paragraph-properties fo:text-align="start"/>
    </style:style>
    <style:style style:name="P6" style:family="paragraph">
      <loext:graphic-properties draw:fill-color="#cccccc"/>
      <style:paragraph-properties fo:text-align="center"/>
    </style:style>
    <style:style style:name="P7" style:family="paragraph">
      <loext:graphic-properties draw:fill-color="#007826"/>
      <style:paragraph-properties fo:text-align="start"/>
    </style:style>
    <style:style style:name="P8" style:family="paragraph">
      <loext:graphic-properties draw:fill-color="#7e0021"/>
      <style:paragraph-properties fo:text-align="start"/>
    </style:style>
    <style:style style:name="P9" style:family="paragraph">
      <loext:graphic-properties draw:fill-color="#cccccc"/>
      <style:paragraph-properties fo:text-align="center"/>
      <style:text-properties style:font-name="Liberation Sans" fo:font-size="18pt" style:letter-kerning="true" style:font-name-asian="Droid Sans Fallback" style:font-size-asian="18pt" style:font-name-complex="Droid Sans Devanagari" style:font-size-complex="18pt"/>
    </style:style>
    <style:style style:name="P10" style:family="paragraph">
      <loext:graphic-properties draw:fill="none"/>
      <style:paragraph-properties fo:text-align="center"/>
    </style:style>
    <style:style style:name="P11" style:family="paragraph">
      <loext:graphic-properties draw:fill="solid" draw:fill-color="#000000"/>
    </style:style>
    <style:style style:name="P12" style:family="paragraph">
      <loext:graphic-properties draw:fill="solid" draw:fill-color="#f25923"/>
    </style:style>
    <style:style style:name="P13" style:family="paragraph">
      <loext:graphic-properties draw:fill="solid" draw:fill-color="#e33426"/>
    </style:style>
    <style:style style:name="P14" style:family="paragraph">
      <loext:graphic-properties draw:fill="solid" draw:fill-color="#f79918"/>
    </style:style>
    <style:style style:name="T1" style:family="text">
      <style:text-properties fo:font-size="28pt" style:font-size-asian="28pt" style:font-size-complex="28pt"/>
    </style:style>
    <style:style style:name="T2" style:family="text">
      <style:text-properties style:font-name="Liberation Sans" fo:font-size="18pt" style:letter-kerning="true" style:font-name-asian="Droid Sans Fallback" style:font-size-asian="18pt" style:font-name-complex="Droid Sans Devanagari"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Numatytasis">
        <draw:custom-shape draw:style-name="gr1" draw:text-style-name="P2" draw:layer="layout" svg:width="23.5cm" svg:height="3.5cm" svg:x="1cm" svg:y="9.9cm">
          <text:p text:style-name="P1">Packages</text:p>
          <draw:enhanced-geometry svg:viewBox="0 0 21600 21600" draw:type="rectangle" draw:enhanced-path="M 0 0 L 21600 0 21600 21600 0 21600 0 0 Z N"/>
        </draw:custom-shape>
        <draw:frame draw:style-name="gr2" draw:text-style-name="P4" draw:layer="layout" svg:width="8.5cm" svg:height="1.5cm" svg:x="11.29cm" svg:y="1.6cm">
          <draw:text-box>
            <text:p text:style-name="P3"><text:span text:style-name="T1">System </text:span><text:span text:style-name="T1">Overvie</text:span><text:span text:style-name="T1">w</text:span></text:p>
          </draw:text-box>
        </draw:frame>
        <draw:custom-shape draw:style-name="gr3" draw:text-style-name="P5" draw:layer="layout" svg:width="23.5cm" svg:height="4cm" svg:x="1cm" svg:y="3.3cm">
          <text:p text:style-name="P1">Integrated Development</text:p>
          <text:p text:style-name="P1">Environment (IDE)</text:p>
          <draw:enhanced-geometry svg:viewBox="0 0 21600 21600" draw:mirror-horizontal="false" draw:mirror-vertical="false" draw:type="rectangle" draw:enhanced-path="M 0 0 L 21600 0 21600 21600 0 21600 0 0 Z N"/>
        </draw:custom-shape>
        <draw:custom-shape draw:style-name="gr4" draw:text-style-name="P6" xml:id="id1" draw:id="id1" draw:layer="layout" svg:width="4.7cm" svg:height="2.9cm" svg:x="8.1cm" svg:y="3.5cm">
          <text:p text:style-name="P3">RStudio,</text:p>
          <text:p text:style-name="P3">RKWard,</text:p>
          <text:p text:style-name="P3">R GUI,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5" draw:text-style-name="P7" draw:layer="layout" svg:width="23.5cm" svg:height="2.6cm" svg:x="1cm" svg:y="7.3cm">
          <text:p text:style-name="P1">Engine</text:p>
          <draw:enhanced-geometry svg:viewBox="0 0 21600 21600" draw:type="rectangle" draw:enhanced-path="M 0 0 L 21600 0 21600 21600 0 21600 0 0 Z N"/>
        </draw:custom-shape>
        <draw:custom-shape draw:style-name="gr6" draw:text-style-name="P1" draw:layer="layout" svg:width="23.5cm" svg:height="2cm" svg:x="1cm" svg:y="13.4cm">
          <text:p text:style-name="P1">Bindings</text:p>
          <draw:enhanced-geometry svg:viewBox="0 0 21600 21600" draw:type="rectangle" draw:enhanced-path="M 0 0 L 21600 0 21600 21600 0 21600 0 0 Z N"/>
        </draw:custom-shape>
        <draw:custom-shape draw:style-name="gr7" draw:text-style-name="P8" draw:layer="layout" svg:width="23.5cm" svg:height="4.6cm" svg:x="1cm" svg:y="15.4cm">
          <text:p text:style-name="P1">Libraries</text:p>
          <draw:enhanced-geometry svg:viewBox="0 0 21600 21600" draw:type="rectangle" draw:enhanced-path="M 0 0 L 21600 0 21600 21600 0 21600 0 0 Z N"/>
        </draw:custom-shape>
        <draw:custom-shape draw:style-name="gr8" draw:text-style-name="P6" xml:id="id3" draw:id="id3" draw:layer="layout" svg:width="3.4cm" svg:height="1.8cm" svg:x="25.7cm" svg:y="10.9cm">
          <text:p text:style-name="P3"><text:span text:style-name="T2"/></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9" draw:text-style-name="P9" xml:id="id4" draw:id="id4" draw:layer="layout" svg:width="4.2cm" svg:height="3.7cm" svg:x="25.3cm" svg:y="5.8cm">
          <text:p text:style-name="P3"><text:span text:style-name="T2"/></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0" draw:text-style-name="P9" xml:id="id5" draw:id="id5" draw:layer="layout" svg:width="4.1cm" svg:height="2.5cm" svg:x="25.4cm" svg:y="14cm">
          <text:p text:style-name="P3"><text:span text:style-name="T2">Local data</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1" draw:text-style-name="P6" xml:id="id7" draw:id="id7" draw:layer="layout" svg:width="3cm" svg:height="1.6cm" svg:x="5.7cm" svg:y="12.6cm">
          <text:p text:style-name="P3"><text:span text:style-name="T2">rgeos</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1" draw:text-style-name="P6" xml:id="id9" draw:id="id9" draw:layer="layout" svg:width="3cm" svg:height="1.6cm" svg:x="12.3cm" svg:y="12.6cm">
          <text:p text:style-name="P3"><text:span text:style-name="T2">rgdal</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2" draw:text-style-name="P6" xml:id="id6" draw:id="id6" draw:layer="layout" svg:width="7.6cm" svg:height="1.8cm" svg:x="6.6cm" svg:y="10.5cm">
          <text:p text:style-name="P3"><text:span text:style-name="T2">sp, raster, maptools, ...</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1" draw:text-style-name="P6" xml:id="id8" draw:id="id8" draw:layer="layout" svg:width="3cm" svg:height="1.6cm" svg:x="5.7cm" svg:y="17cm">
          <text:p text:style-name="P3"><text:span text:style-name="T2">GEOS</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1" draw:text-style-name="P6" xml:id="id11" draw:id="id11" draw:layer="layout" svg:width="3cm" svg:height="1.6cm" svg:x="17.2cm" svg:y="16.2cm">
          <text:p text:style-name="P3"><text:span text:style-name="T2">OGR</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1" draw:text-style-name="P6" xml:id="id13" draw:id="id13" draw:layer="layout" svg:width="3cm" svg:height="1.6cm" svg:x="15.8cm" svg:y="18.3cm">
          <text:p text:style-name="P3"><text:span text:style-name="T2">proj</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onnector draw:style-name="gr13" draw:text-style-name="P10" draw:layer="layout" draw:type="line" svg:x1="10.45cm" svg:y1="6.4cm" svg:x2="10.45cm" svg:y2="7.4cm" draw:start-shape="id1" draw:end-shape="id2" svg:d="M10450 6400v1000" svg:viewBox="0 0 1 1001">
          <text:p/>
        </draw:connector>
        <draw:connector draw:style-name="gr13" draw:text-style-name="P10" draw:layer="layout" draw:type="line" svg:x1="27.4cm" svg:y1="10.9cm" svg:x2="27.4cm" svg:y2="9.5cm" draw:start-shape="id3" draw:end-shape="id4" draw:end-glue-point="2" svg:d="M27400 10900v-1400" svg:viewBox="0 0 1 1401">
          <text:p/>
        </draw:connector>
        <draw:connector draw:style-name="gr13" draw:text-style-name="P10" draw:layer="layout" draw:type="line" svg:x1="27.4cm" svg:y1="12.7cm" svg:x2="27.45cm" svg:y2="14cm" draw:start-shape="id3" draw:start-glue-point="8" draw:end-shape="id5" draw:end-glue-point="5" svg:d="M27400 12700l50 1300" svg:viewBox="0 0 51 1301">
          <text:p/>
        </draw:connector>
        <draw:connector draw:style-name="gr13" draw:text-style-name="P10" draw:layer="layout" draw:type="line" svg:x1="12.112cm" svg:y1="9.449cm" svg:x2="25.4cm" svg:y2="15.25cm" draw:start-shape="id2" draw:start-glue-point="9" draw:end-shape="id5" svg:d="M12112 9449l13288 5801" svg:viewBox="0 0 13289 5802">
          <text:p/>
        </draw:connector>
        <draw:connector draw:style-name="gr13" draw:text-style-name="P10" draw:layer="layout" draw:type="line" svg:x1="10.45cm" svg:y1="9.8cm" svg:x2="10.4cm" svg:y2="10.5cm" draw:start-shape="id2" draw:start-glue-point="8" draw:end-shape="id6" draw:end-glue-point="4" svg:d="M10450 9800l-50 700" svg:viewBox="0 0 51 701">
          <text:p/>
        </draw:connector>
        <draw:connector draw:style-name="gr13" draw:text-style-name="P10" draw:layer="layout" draw:type="line" svg:x1="7.713cm" svg:y1="12.037cm" svg:x2="7.2cm" svg:y2="12.6cm" draw:start-shape="id6" draw:start-glue-point="7" draw:end-shape="id7" draw:end-glue-point="4" svg:d="M7713 12037l-513 563" svg:viewBox="0 0 514 564">
          <text:p/>
        </draw:connector>
        <draw:connector draw:style-name="gr13" draw:text-style-name="P10" draw:layer="layout" draw:type="line" svg:x1="7.2cm" svg:y1="14.2cm" svg:x2="7.2cm" svg:y2="17cm" draw:start-shape="id7" draw:start-glue-point="8" draw:end-shape="id8" svg:d="M7200 14200v2800" svg:viewBox="0 0 1 2801">
          <text:p/>
        </draw:connector>
        <draw:connector draw:style-name="gr13" draw:text-style-name="P10" draw:layer="layout" draw:type="line" svg:x1="13.8cm" svg:y1="14.2cm" svg:x2="14.6cm" svg:y2="15.6cm" draw:start-shape="id9" draw:start-glue-point="8" draw:end-shape="id10" draw:end-glue-point="4" svg:d="M13800 14200l800 1400" svg:viewBox="0 0 801 1401">
          <text:p/>
        </draw:connector>
        <draw:connector draw:style-name="gr14" draw:text-style-name="P10" xml:id="id12" draw:id="id12" draw:layer="layout" draw:type="line" svg:x1="17.2cm" svg:y1="17cm" svg:x2="17.2cm" svg:y2="17cm" draw:start-shape="id11" draw:start-glue-point="6" draw:end-shape="id11" draw:end-glue-point="6" svg:d="M17200 17000z" svg:viewBox="0 0 1 1">
          <text:p/>
        </draw:connector>
        <draw:connector draw:style-name="gr14" draw:text-style-name="P10" draw:layer="layout" draw:type="line" svg:x1="17.2cm" svg:y1="17cm" svg:x2="16.2cm" svg:y2="17cm" draw:start-shape="id12" draw:start-glue-point="0" draw:end-shape="id10" svg:d="M17200 17000h-1000" svg:viewBox="0 0 1001 1">
          <text:p/>
        </draw:connector>
        <draw:connector draw:style-name="gr13" draw:text-style-name="P10" draw:layer="layout" draw:type="line" svg:x1="15.732cm" svg:y1="17.99cm" svg:x2="16.239cm" svg:y2="18.534cm" draw:start-shape="id10" draw:start-glue-point="9" draw:end-shape="id13" draw:end-glue-point="5" svg:d="M15732 17990l507 544" svg:viewBox="0 0 508 545">
          <text:p/>
        </draw:connector>
        <draw:connector draw:style-name="gr13" draw:text-style-name="P10" draw:layer="layout" draw:type="line" svg:x1="18.7cm" svg:y1="17.8cm" svg:x2="18.361cm" svg:y2="18.534cm" draw:start-shape="id11" draw:start-glue-point="8" draw:end-shape="id13" draw:end-glue-point="11" svg:d="M18700 17800l-339 734" svg:viewBox="0 0 340 735">
          <text:p/>
        </draw:connector>
        <draw:connector draw:style-name="gr13" draw:text-style-name="P10" draw:layer="layout" draw:type="line" svg:x1="13.087cm" svg:y1="12.037cm" svg:x2="13.8cm" svg:y2="12.6cm" draw:start-shape="id6" draw:start-glue-point="9" draw:end-shape="id9" draw:end-glue-point="4" svg:d="M13087 12037l713 563" svg:viewBox="0 0 714 564">
          <text:p/>
        </draw:connector>
        <draw:custom-shape draw:style-name="gr15" draw:text-style-name="P6" xml:id="id2" draw:id="id2" draw:layer="layout" svg:width="4.7cm" svg:height="2.4cm" svg:x="8.1cm" svg:y="7.4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frame draw:style-name="gr16" draw:text-style-name="P10" draw:layer="layout" svg:width="1.9cm" svg:height="1.473cm" svg:x="9.3cm" svg:y="7.8cm">
          <draw:image xlink:href="Pictures/100007D900004AEE00003A166A8CDB57205F6C8B.svg" xlink:type="simple" xlink:show="embed" xlink:actuate="onLoad">
            <text:p/>
          </draw:image>
          <draw:image xlink:href="Pictures/10000201000002D5000002325DD6CC78B80A7DBC.png" xlink:type="simple" xlink:show="embed" xlink:actuate="onLoad"/>
        </draw:frame>
        <draw:connector draw:style-name="gr13" draw:text-style-name="P10" draw:layer="layout" draw:type="line" svg:x1="15.732cm" svg:y1="16.01cm" svg:x2="25.4cm" svg:y2="15.25cm" draw:start-shape="id10" draw:start-glue-point="11" draw:end-shape="id5" draw:end-glue-point="6" svg:d="M15732 16010l9668-760" svg:viewBox="0 0 9669 761">
          <text:p/>
        </draw:connector>
        <draw:custom-shape draw:style-name="gr17" draw:text-style-name="P6" xml:id="id10" draw:id="id10" draw:layer="layout" svg:width="3.2cm" svg:height="2.8cm" svg:x="13cm" svg:y="15.6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frame draw:style-name="gr16" draw:text-style-name="P10" draw:layer="layout" svg:width="2.236cm" svg:height="2.473cm" svg:x="13.5cm" svg:y="15.7cm">
          <draw:image xlink:href="Pictures/1000304F00003B2B0000416E491E5E7A20EBFF3C.svg" xlink:type="simple" xlink:show="embed" xlink:actuate="onLoad">
            <text:p/>
          </draw:image>
          <draw:image xlink:href="Pictures/100002010000023D00000279213ABA76730DC7EF.png" xlink:type="simple" xlink:show="embed" xlink:actuate="onLoad"/>
        </draw:frame>
        <draw:custom-shape draw:style-name="gr18" draw:text-style-name="P6" xml:id="id20" draw:id="id20" draw:layer="layout" svg:width="4.2cm" svg:height="2.899cm" svg:x="17.7cm" svg:y="3.501cm">
          <text:p text:style-name="P3">Spyder,</text:p>
          <text:p text:style-name="P3">PyChar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g xml:id="id19" draw:id="id19">
          <draw:custom-shape draw:style-name="gr15" draw:text-style-name="P6" xml:id="id15" draw:id="id15" draw:layer="layout" svg:width="4.7cm" svg:height="2.4cm" svg:x="17.4cm" svg:y="7.4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frame draw:style-name="gr19" draw:text-style-name="P3" draw:layer="layout" svg:width="1.965cm" svg:height="2.2cm" svg:x="18.872cm" svg:y="7.5cm">
            <draw:image xlink:href="Pictures/100002010000010C0000012CF656490C9330EB90.png" xlink:type="simple" xlink:show="embed" xlink:actuate="onLoad">
              <text:p/>
            </draw:image>
          </draw:frame>
        </draw:g>
        <draw:connector draw:style-name="gr13" draw:text-style-name="P10" draw:layer="layout" draw:type="line" svg:x1="16.7cm" svg:y1="6.673cm" svg:x2="18.088cm" svg:y2="7.751cm" draw:start-shape="id14" draw:start-glue-point="9" draw:end-shape="id15" draw:end-glue-point="5" svg:d="M16700 6673l1388 1078" svg:viewBox="0 0 1389 1079">
          <text:p/>
        </draw:connector>
        <draw:connector draw:style-name="gr13" draw:text-style-name="P10" draw:layer="layout" draw:type="line" svg:x1="13.802cm" svg:y1="6.673cm" svg:x2="12.112cm" svg:y2="7.751cm" draw:start-shape="id14" draw:start-glue-point="7" draw:end-shape="id2" draw:end-glue-point="11" svg:d="M13802 6673l-1690 1078" svg:viewBox="0 0 1691 1079">
          <text:p/>
        </draw:connector>
        <draw:custom-shape draw:style-name="gr12" draw:text-style-name="P6" xml:id="id18" draw:id="id18" draw:layer="layout" svg:width="7.6cm" svg:height="1.8cm" svg:x="16.001cm" svg:y="10.501cm">
          <text:p text:style-name="P3"><text:span text:style-name="T2">raste</text:span><text:span text:style-name="T2">rio, </text:span><text:span text:style-name="T2">geop</text:span><text:span text:style-name="T2">anda</text:span><text:span text:style-name="T2">s, ...</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1" draw:text-style-name="P6" xml:id="id16" draw:id="id16" draw:layer="layout" svg:width="3cm" svg:height="1.6cm" svg:x="16.401cm" svg:y="12.601cm">
          <text:p text:style-name="P3"><text:span text:style-name="T2">osgeo</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onnector draw:style-name="gr13" draw:text-style-name="P10" draw:layer="layout" draw:type="line" svg:x1="17.901cm" svg:y1="14.201cm" svg:x2="15.732cm" svg:y2="16.01cm" draw:start-shape="id16" draw:start-glue-point="8" draw:end-shape="id10" draw:end-glue-point="11" svg:d="M17901 14201l-2169 1809" svg:viewBox="0 0 2170 1810">
          <text:p/>
        </draw:connector>
        <draw:connector draw:style-name="gr13" draw:text-style-name="P10" draw:layer="layout" draw:type="line" svg:x1="17.901cm" svg:y1="14.201cm" svg:x2="18.7cm" svg:y2="16.2cm" draw:start-shape="id16" draw:start-glue-point="8" draw:end-shape="id11" draw:end-glue-point="4" svg:d="M17901 14201l799 1999" svg:viewBox="0 0 800 2000">
          <text:p/>
        </draw:connector>
        <draw:custom-shape draw:style-name="gr20" draw:text-style-name="P6" xml:id="id17" draw:id="id17" draw:layer="layout" svg:width="3cm" svg:height="1.602cm" svg:x="20.102cm" svg:y="12.6cm">
          <text:p text:style-name="P3"><text:span text:style-name="T2">pyproj</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onnector draw:style-name="gr13" draw:text-style-name="P10" draw:layer="layout" draw:type="curve" svg:x1="21.602cm" svg:y1="14.202cm" svg:x2="18.8cm" svg:y2="19.1cm" draw:start-shape="id17" draw:start-glue-point="8" draw:end-shape="id13" draw:end-glue-point="10" svg:d="M21602 14202c0 3266-934 4898-2802 4898" svg:viewBox="0 0 2803 4899">
          <text:p/>
        </draw:connector>
        <draw:connector draw:style-name="gr13" draw:text-style-name="P10" draw:layer="layout" draw:type="line" svg:x1="19.801cm" svg:y1="12.301cm" svg:x2="17.901cm" svg:y2="12.601cm" draw:start-shape="id18" draw:start-glue-point="8" draw:end-shape="id16" draw:end-glue-point="4" svg:d="M19801 12301l-1900 300" svg:viewBox="0 0 1901 301">
          <text:p/>
        </draw:connector>
        <draw:connector draw:style-name="gr13" draw:text-style-name="P10" draw:layer="layout" draw:type="line" svg:x1="19.801cm" svg:y1="12.301cm" svg:x2="21.602cm" svg:y2="12.6cm" draw:start-shape="id18" draw:start-glue-point="8" draw:end-shape="id17" draw:end-glue-point="4" svg:d="M19801 12301l1801 299" svg:viewBox="0 0 1802 300">
          <text:p/>
        </draw:connector>
        <draw:connector draw:style-name="gr13" draw:text-style-name="P10" draw:layer="layout" draw:type="line" svg:x1="19.75cm" svg:y1="9.8cm" svg:x2="19.801cm" svg:y2="10.501cm" draw:start-shape="id19" draw:start-glue-point="2" draw:end-shape="id18" draw:end-glue-point="4" svg:d="M19750 9800l51 701" svg:viewBox="0 0 52 702">
          <text:p/>
        </draw:connector>
        <draw:connector draw:style-name="gr13" draw:text-style-name="P10" draw:layer="layout" draw:type="line" svg:x1="19.8cm" svg:y1="6.4cm" svg:x2="19.75cm" svg:y2="7.4cm" draw:start-shape="id20" draw:start-glue-point="8" draw:end-shape="id19" svg:d="M19800 6400l-50 1000" svg:viewBox="0 0 51 1001">
          <text:p/>
        </draw:connector>
        <draw:g>
          <draw:custom-shape draw:style-name="gr21" draw:text-style-name="P6" xml:id="id14" draw:id="id14" draw:layer="layout" svg:width="4.098cm" svg:height="3.6cm" svg:x="13.202cm" svg:y="3.6cm">
            <text:p text:style-name="P3"/>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frame draw:style-name="gr19" draw:text-style-name="P3" draw:layer="layout" svg:width="3.4cm" svg:height="3.4cm" svg:x="13.6cm" svg:y="3.7cm">
            <draw:image xlink:href="Pictures/10000201000000C0000000C0A9EFA6E5E62A75A3.png" xlink:type="simple" xlink:show="embed" xlink:actuate="onLoad">
              <text:p/>
            </draw:image>
          </draw:frame>
        </draw:g>
        <draw:connector draw:style-name="gr13" draw:text-style-name="P10" draw:layer="layout" draw:type="line" svg:x1="23.601cm" svg:y1="11.401cm" svg:x2="25.4cm" svg:y2="15.25cm" draw:start-shape="id18" draw:start-glue-point="10" draw:end-shape="id5" draw:end-glue-point="6" svg:d="M23601 11401l1799 3849" svg:viewBox="0 0 1800 3850">
          <text:p/>
        </draw:connector>
        <draw:connector draw:style-name="gr13" draw:text-style-name="P10" draw:layer="layout" draw:type="line" svg:x1="20.2cm" svg:y1="17cm" svg:x2="25.4cm" svg:y2="15.25cm" draw:start-shape="id11" draw:start-glue-point="10" draw:end-shape="id5" svg:d="M20200 17000l5200-1750" svg:viewBox="0 0 5201 1751">
          <text:p/>
        </draw:connector>
        <draw:frame draw:style-name="gr19" draw:text-style-name="P3" draw:layer="layout" svg:width="3.082cm" svg:height="1.287cm" svg:x="25.818cm" svg:y="11.2cm">
          <draw:image xlink:href="Pictures/10000A7300001C3600000BC99B415713F5F083FD.svg" xlink:type="simple" xlink:show="embed" xlink:actuate="onLoad">
            <text:p/>
          </draw:image>
          <draw:image xlink:href="Pictures/10000201000001110000007287D44FD0D907E3CF.png" xlink:type="simple" xlink:show="embed" xlink:actuate="onLoad"/>
        </draw:frame>
        <draw:g>
          <draw:polygon draw:style-name="gr22" draw:text-style-name="P11" draw:layer="layout" svg:width="0.289cm" svg:height="0.532cm" svg:x="27.427cm" svg:y="8.119cm" svg:viewBox="0 0 290 533" draw:points="71,0 0,0 0,533 290,533 290,467 72,467 72,0">
            <text:p/>
          </draw:polygon>
          <draw:path draw:style-name="gr22" draw:text-style-name="P11" draw:layer="layout" svg:width="0.307cm" svg:height="0.425cm" svg:x="27.754cm" svg:y="8.236cm" svg:viewBox="0 0 308 426" svg:d="M164 0c-55 0-109 19-152 55l25 43c30-17 65-34 117-34 58 0 84 30 84 81v26c-16-3-33-4-49-4-125 0-189 44-189 136 0 82 50 123 127 123 51 0 101-23 118-62l13 52h50v-272c0-86-37-144-144-144zM238 323c-23 24-55 38-88 37-55 0-77-26-77-61 0-53 37-78 115-78 17 0 33 1 50 4z">
            <text:p/>
          </draw:path>
          <draw:path draw:style-name="gr22" draw:text-style-name="P11" draw:layer="layout" svg:width="0.332cm" svg:height="0.541cm" svg:x="28.154cm" svg:y="8.12cm" svg:viewBox="0 0 333 542" svg:d="M169 116c-38 0-74 16-99 44v-69-91h-70v519c35 15 83 23 135 23 134 0 198-85 198-232 0-117-59-194-164-194zM138 479c-26 0-50-3-68-12v-246c25-20 55-35 93-35 69 0 96 49 96 128 0 112-43 165-120 165z">
            <text:p/>
          </draw:path>
          <draw:path draw:style-name="gr22" draw:text-style-name="P11" draw:layer="layout" svg:width="0.416cm" svg:height="0.551cm" svg:x="26.465cm" svg:y="8.11cm" svg:viewBox="0 0 417 552" svg:d="M255 67c64 0 104 22 131 43l31-54c-42-36-98-56-158-56-152 0-259 93-259 280 0 196 115 272 246 272 55 0 109-10 159-31l-1-209v-66h-196v66h125l1 159c-16 8-44 14-83 14-105 0-176-66-176-206 0-143 73-212 180-212z">
            <text:p/>
          </draw:path>
          <draw:path draw:style-name="gr22" draw:text-style-name="P11" draw:layer="layout" svg:width="0.186cm" svg:height="0.541cm" svg:x="27.153cm" svg:y="8.119cm" svg:viewBox="0 0 187 542" svg:d="M70 0h-70v89 309c0 87 38 144 144 144 15 0 29-1 43-4v-62c-10 1-21 2-32 2-59 0-85-30-85-80v-213h117v-59h-117z">
            <text:p/>
          </draw:path>
          <draw:polygon draw:style-name="gr22" draw:text-style-name="P11" draw:layer="layout" svg:width="0.069cm" svg:height="0.406cm" svg:x="26.976cm" svg:y="8.246cm" svg:viewBox="0 0 70 407" draw:points="0,407 70,407 70,0 0,0">
            <text:p/>
          </draw:polygon>
          <draw:polygon draw:style-name="gr22" draw:text-style-name="P11" draw:layer="layout" svg:width="0.069cm" svg:height="0.069cm" svg:x="26.976cm" svg:y="8.119cm" svg:viewBox="0 0 70 70" draw:points="0,70 70,70 70,0 0,0">
            <text:p/>
          </draw:polygon>
          <draw:path draw:style-name="gr23" draw:text-style-name="P12" draw:layer="layout" svg:width="1.613cm" svg:height="1.486cm" svg:x="26.669cm" svg:y="6.4cm" svg:viewBox="0 0 1614 1487" svg:d="M1611 850l-90-278-179-551c-5-16-23-25-39-20-9 4-17 11-20 20l-179 551h-594l-179-551c-6-16-23-25-39-20-10 4-17 11-20 20l-179 551-90 278c-8 26 1 53 23 69l781 568 782-568c21-16 31-43 22-69z">
            <text:p/>
          </draw:path>
          <draw:polygon draw:style-name="gr24" draw:text-style-name="P13" draw:layer="layout" svg:width="0.594cm" svg:height="0.914cm" svg:x="27.179cm" svg:y="6.972cm" svg:viewBox="0 0 595 915" draw:points="297,915 595,0 0,0">
            <text:p/>
          </draw:polygon>
          <draw:polygon draw:style-name="gr23" draw:text-style-name="P12" draw:layer="layout" svg:width="0.713cm" svg:height="0.914cm" svg:x="26.762cm" svg:y="6.972cm" svg:viewBox="0 0 714 915" draw:points="714,915 417,0 0,0">
            <text:p/>
          </draw:polygon>
          <draw:path draw:style-name="gr25" draw:text-style-name="P14" draw:layer="layout" svg:width="0.806cm" svg:height="0.914cm" svg:x="26.669cm" svg:y="6.972cm" svg:viewBox="0 0 807 915" svg:d="M93 0l-90 278c-8 25 1 53 23 69l781 568z">
            <text:p/>
          </draw:path>
          <draw:path draw:style-name="gr24" draw:text-style-name="P13" draw:layer="layout" svg:width="0.416cm" svg:height="0.571cm" svg:x="26.762cm" svg:y="6.4cm" svg:viewBox="0 0 417 572" svg:d="M0 572h417l-179-551c-6-16-23-25-39-20-10 4-17 11-20 20z">
            <text:p/>
          </draw:path>
          <draw:polygon draw:style-name="gr23" draw:text-style-name="P12" draw:layer="layout" svg:width="0.713cm" svg:height="0.914cm" svg:x="27.476cm" svg:y="6.972cm" svg:viewBox="0 0 714 915" draw:points="0,915 297,0 714,0">
            <text:p/>
          </draw:polygon>
          <draw:path draw:style-name="gr25" draw:text-style-name="P14" draw:layer="layout" svg:width="0.806cm" svg:height="0.914cm" svg:x="27.476cm" svg:y="6.972cm" svg:viewBox="0 0 807 915" svg:d="M714 0l90 278c8 25-1 53-23 69l-781 568z">
            <text:p/>
          </draw:path>
          <draw:path draw:style-name="gr24" draw:text-style-name="P13" draw:layer="layout" svg:width="0.416cm" svg:height="0.571cm" svg:x="27.773cm" svg:y="6.4cm" svg:viewBox="0 0 417 572" svg:d="M417 572h-417l179-551c5-16 23-25 39-20 9 4 17 11 20 20z">
            <text:p/>
          </draw:path>
        </draw:g>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Lohit Devanagari" svg:font-family="'Lohit Devanagari'" style:font-family-generic="system" style:font-pitch="variable"/>
    <style:font-face style:name="Roboto" svg:font-family="Roboto" style:font-family-generic="system" style:font-pitch="variable"/>
    <style:font-face style:name="Source Han Sans CN Regular" svg:font-family="'Source Han Sans CN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lt" fo:country="LT" style:font-name-asian="DejaVu Sans" style:font-size-asian="24pt" style:language-asian="zh" style:country-asian="CN" style:font-name-complex="Roboto"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Droid Sans Devanagari"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ktas_20_be_20_užpildo_20_ir_20_kraštinių" style:display-name="Objektas be užpildo ir kraštinių" style:family="graphic" style:parent-style-name="standard">
      <style:graphic-properties draw:stroke="none" draw:fill="none"/>
    </style:style>
  </office:styles>
  <office:automatic-styles>
    <style:page-layout style:name="PM0">
      <style:page-layout-properties fo:margin-top="1cm" fo:margin-bottom="1cm" fo:margin-left="1cm" fo:margin-right="1.42cm" fo:page-width="31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Numatytasis"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9-04T14:10:50.220437542</meta:creation-date>
    <dc:date>2018-12-22T09:58:09.671226907</dc:date>
    <meta:editing-duration>PT1H53M29S</meta:editing-duration>
    <meta:editing-cycles>32</meta:editing-cycles>
    <meta:generator>LibreOffice/6.0.6.2$Linux_X86_64 LibreOffice_project/00$Build-2</meta:generator>
    <meta:document-statistic meta:object-count="72"/>
  </office:meta>
</office:document-meta>
</file>